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8pt" fo:font-weight="bold" officeooo:rsid="001d0703" officeooo:paragraph-rsid="001d0703" style:font-weight-asian="bold" style:font-weight-complex="bold"/>
    </style:style>
    <style:style style:name="P2" style:family="paragraph" style:parent-style-name="Standard">
      <style:paragraph-properties fo:text-align="justify" style:justify-single-word="false"/>
      <style:text-properties fo:font-size="18pt" fo:font-weight="bold" officeooo:rsid="003e020b" officeooo:paragraph-rsid="003e020b" style:font-weight-asian="bold" style:font-weight-complex="bold"/>
    </style:style>
    <style:style style:name="P3" style:family="paragraph" style:parent-style-name="Standard">
      <style:paragraph-properties fo:text-align="justify" style:justify-single-word="false"/>
      <style:text-properties officeooo:rsid="001dce68" officeooo:paragraph-rsid="001dce68"/>
    </style:style>
    <style:style style:name="P4" style:family="paragraph" style:parent-style-name="Standard" style:list-style-name="L2">
      <style:paragraph-properties fo:text-align="justify" style:justify-single-word="false"/>
      <style:text-properties officeooo:rsid="0041d506" officeooo:paragraph-rsid="0041d506"/>
    </style:style>
    <style:style style:name="P5" style:family="paragraph" style:parent-style-name="Standard" style:list-style-name="L2">
      <style:paragraph-properties fo:text-align="justify" style:justify-single-word="false"/>
      <style:text-properties officeooo:rsid="0042a3af" officeooo:paragraph-rsid="0042a3af"/>
    </style:style>
    <style:style style:name="P6" style:family="paragraph" style:parent-style-name="Standard" style:list-style-name="L2">
      <style:paragraph-properties fo:text-align="justify" style:justify-single-word="false"/>
      <style:text-properties officeooo:rsid="004e30ff" officeooo:paragraph-rsid="004e30ff"/>
    </style:style>
    <style:style style:name="P7" style:family="paragraph" style:parent-style-name="Standard" style:list-style-name="L2">
      <style:paragraph-properties fo:text-align="justify" style:justify-single-word="false"/>
      <style:text-properties officeooo:rsid="005489bd" officeooo:paragraph-rsid="006fa638"/>
    </style:style>
    <style:style style:name="P8" style:family="paragraph" style:parent-style-name="Standard" style:list-style-name="L2">
      <style:paragraph-properties fo:text-align="justify" style:justify-single-word="false"/>
      <style:text-properties officeooo:rsid="0056f8d0" officeooo:paragraph-rsid="0056f8d0"/>
    </style:style>
    <style:style style:name="P9" style:family="paragraph" style:parent-style-name="Standard">
      <style:paragraph-properties fo:text-align="justify" style:justify-single-word="false"/>
      <style:text-properties officeooo:rsid="0056f8d0" officeooo:paragraph-rsid="0056f8d0"/>
    </style:style>
    <style:style style:name="P10" style:family="paragraph" style:parent-style-name="Standard" style:list-style-name="L2">
      <style:paragraph-properties fo:text-align="justify" style:justify-single-word="false"/>
      <style:text-properties officeooo:rsid="006093d8" officeooo:paragraph-rsid="006093d8"/>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rsid="007c7a35" officeooo:paragraph-rsid="007d7f59"/>
    </style:style>
    <style:style style:name="P13" style:family="paragraph" style:parent-style-name="Standard">
      <style:paragraph-properties fo:text-align="justify" style:justify-single-word="false" fo:break-before="column"/>
      <style:text-properties officeooo:rsid="001dce68" officeooo:paragraph-rsid="001dce68"/>
    </style:style>
    <style:style style:name="P14" style:family="paragraph" style:parent-style-name="Standard" style:list-style-name="L2">
      <style:paragraph-properties fo:text-align="justify" style:justify-single-word="false" fo:break-before="column"/>
      <style:text-properties officeooo:paragraph-rsid="002e3260"/>
    </style:style>
    <style:style style:name="P15" style:family="paragraph" style:parent-style-name="Text_20_body">
      <style:paragraph-properties fo:text-align="justify" style:justify-single-word="false"/>
      <style:text-properties officeooo:paragraph-rsid="001d0703"/>
    </style:style>
    <style:style style:name="P16" style:family="paragraph" style:parent-style-name="Text_20_body">
      <style:paragraph-properties fo:text-align="justify" style:justify-single-word="false"/>
      <style:text-properties fo:font-size="16pt" officeooo:rsid="0080703f" officeooo:paragraph-rsid="0080703f" style:font-size-asian="18pt" style:font-size-complex="18pt"/>
    </style:style>
    <style:style style:name="P17" style:family="paragraph" style:parent-style-name="Heading_20_2">
      <style:paragraph-properties fo:text-align="justify" style:justify-single-word="false"/>
      <style:text-properties fo:font-size="22pt" style:font-size-asian="18pt" style:font-size-complex="18pt"/>
    </style:style>
    <style:style style:name="T1" style:family="text">
      <style:text-properties officeooo:rsid="0020592e"/>
    </style:style>
    <style:style style:name="T2" style:family="text">
      <style:text-properties officeooo:rsid="0025b751"/>
    </style:style>
    <style:style style:name="T3" style:family="text">
      <style:text-properties officeooo:rsid="00287a5c"/>
    </style:style>
    <style:style style:name="T4" style:family="text">
      <style:text-properties officeooo:rsid="002e3260"/>
    </style:style>
    <style:style style:name="T5" style:family="text">
      <style:text-properties officeooo:rsid="00424143"/>
    </style:style>
    <style:style style:name="T6" style:family="text">
      <style:text-properties officeooo:rsid="00459760"/>
    </style:style>
    <style:style style:name="T7" style:family="text">
      <style:text-properties officeooo:rsid="004fe0b7"/>
    </style:style>
    <style:style style:name="T8" style:family="text">
      <style:text-properties officeooo:rsid="00551392"/>
    </style:style>
    <style:style style:name="T9" style:family="text">
      <style:text-properties officeooo:rsid="00567157"/>
    </style:style>
    <style:style style:name="T10" style:family="text">
      <style:text-properties officeooo:rsid="00593876"/>
    </style:style>
    <style:style style:name="T11" style:family="text">
      <style:text-properties officeooo:rsid="005d5d7a"/>
    </style:style>
    <style:style style:name="T12" style:family="text">
      <style:text-properties officeooo:rsid="00640660"/>
    </style:style>
    <style:style style:name="T13" style:family="text">
      <style:text-properties officeooo:rsid="006ef98c"/>
    </style:style>
    <style:style style:name="T14" style:family="text">
      <style:text-properties officeooo:rsid="006fa638"/>
    </style:style>
    <style:style style:name="T15" style:family="text">
      <style:text-properties officeooo:rsid="007d7f5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2017 Humblefool Charity Hackathon</text:h>
      <text:p text:style-name="P16">Team Name: Exception_e</text:p>
      <text:p text:style-name="P11"/>
      <text:p text:style-name="P1">Theme</text:p>
      <text:p text:style-name="P15"><text:span text:style-name="T1"><text:tab/>The </text:span>theme is education. Create a Application which helps in learning or teaching.</text:p>
      <text:p text:style-name="P2">Problem Targeted</text:p>
      <text:p text:style-name="P3"><text:tab/>In India there are many cities which lack good <text:span text:style-name="T2">secondary education</text:span>. This platform is for the students who aspire to study in reputed schools in big cities. But due to some circumstances most of them are not able to seek education from these schools. <text:span text:style-name="T3">This platform helps the students to enroll (take admission) in a school situatued in different city.</text:span></text:p>
      <text:p text:style-name="P13"/>
      <text:p text:style-name="P2">Idea</text:p>
      <text:list xml:id="list8209231139008322925" text:style-name="L2">
        <text:list-item>
          <text:p text:style-name="P7">Our platform is collaborated with the <text:span text:style-name="T9">Secondary Education B</text:span>oard <text:span text:style-name="T8">(say CBSE,ICSE,etc)</text:span>. <text:span text:style-name="T14">These board will collaborate with us because our platform is promoting the education in India. This also promotes the Digital Education under Modi’s campaign.</text:span></text:p>
        </text:list-item>
        <text:list-item>
          <text:p text:style-name="P10">We’ll get funds <text:span text:style-name="T12">from the ads (photos, small clips) and fees from the student.</text:span></text:p>
        </text:list-item>
        <text:list-item>
          <text:p text:style-name="P14"><text:span text:style-name="T4">The student will take the admission in the desired school as per the rules of that particular school. He will then be a part of that school like any other students.</text:span></text:p>
        </text:list-item>
        <text:list-item>
          <text:p text:style-name="P4">There will be a live streaming of each class which the student will be able to watch online sitting at his home. <text:span text:style-name="T5">His attendace will be marked on the basis of whether he has opened the live video for that class or not.</text:span></text:p>
        </text:list-item>
        <text:list-item>
          <text:p text:style-name="P5">Tests / Exams will be held on <text:span text:style-name="T6">the very scheduled date for that student too. There will be few centers (school / college), flaged by the respective Board, in his city where he will go to give the tests / exams. That answer script will be then sent to his school. Results will be available online.</text:span></text:p>
        </text:list-item>
        <text:list-item>
          <text:p text:style-name="P6">As soon as the class is over, a discussion forum w.r.t that particular class will be opened. <text:span text:style-name="T7">Also because the student cannot interact with the teacher during the class, there will be a seperate doubt clearing session (may be at evening or as per the time alloted by that teacher) online.</text:span></text:p>
        </text:list-item>
        <text:list-item>
          <text:p text:style-name="P8">Also apart from the school education there will be a seperate section for coaching. Here the student will find tutors in his nearby areas (street, city) and can <text:span text:style-name="T10">ask</text:span> him to teach him some topics or <text:span text:style-name="T13">the </text:span>subject. On the basis of hours he teach, the tutor will be <text:span text:style-name="T11">get</text:span> paid.</text:p>
        </text:list-item>
      </text:list>
      <text:p text:style-name="P9"/>
      <text:p text:style-name="P12">Intro Link: <text:span text:style-name="T15">https://www.youtube.com/watch?v=936xW43_qnA&amp;feature=youtu.b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03:18:17.782048107</meta:creation-date>
    <dc:date>2017-11-18T04:46:47.998662067</dc:date>
    <meta:editing-duration>PT1H28M6S</meta:editing-duration>
    <meta:editing-cycles>54</meta:editing-cycles>
    <meta:generator>LibreOffice/5.1.6.2$Linux_X86_64 LibreOffice_project/10m0$Build-2</meta:generator>
    <meta:document-statistic meta:table-count="0" meta:image-count="0" meta:object-count="0" meta:page-count="1" meta:paragraph-count="15" meta:word-count="375" meta:character-count="2151" meta:non-whitespace-character-count="1796"/>
  </office:meta>
</office:document-meta>
</file>